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f2328" fo:letter-spacing="normal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f2328" fo:letter-spacing="normal" officeooo:paragraph-rsid="000b2207" loext:padding="0cm" loext:border="none"/>
    </style:style>
    <style:style style:name="P3" style:family="paragraph" style:parent-style-name="Preformatted_20_Text">
      <style:text-properties fo:font-variant="normal" fo:text-transform="none" fo:color="#1f2328" style:font-name="ui-monospace" fo:font-size="10.5pt" fo:letter-spacing="normal" fo:font-style="normal" fo:font-weight="normal" officeooo:rsid="000b2207" officeooo:paragraph-rsid="000b2207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" fo:font-size="10.5pt" fo:letter-spacing="normal" fo:font-style="normal" fo:font-weight="normal" loext:padding="0cm" loext:border="none"/>
    </style:style>
    <style:style style:name="P5" style:family="paragraph" style:parent-style-name="Standard">
      <style:text-properties officeooo:rsid="000b2207" officeooo:paragraph-rsid="000b2207"/>
    </style:style>
    <style:style style:name="T1" style:family="text">
      <style:text-properties officeooo:rsid="000940f4"/>
    </style:style>
    <style:style style:name="T2" style:family="text">
      <style:text-properties style:font-name="apple-system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x create-next-app@latest ./</text:p>
      <text:p text:style-name="Standard"/>
      <text:p text:style-name="Standard">npm install @headlessui/react cloudinary jsonwebtoken @type<text:span text:style-name="T1">s</text:span>/jsonwebtoken graphql-request next-auth</text:p>
      <text:p text:style-name="Standard"/>
      <text:p text:style-name="Standard">npm install @grafbase/sdk –save-dev</text:p>
      <text:p text:style-name="Standard"/>
      <text:p text:style-name="Standard"/>
      <text:p text:style-name="Standard"/>
      <text:p text:style-name="Standard"/>
      <text:p text:style-name="P5">git</text:p>
      <text:p text:style-name="P5"/>
      <text:p text:style-name="P5"/>
      <text:p text:style-name="P3"><text:bookmark text:name="empty-setup-new-repo-echo"/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fenil55555/grafbase_portfolio.git</text:p>
      <text:p text:style-name="P4">git push -u origin main</text:p>
      <text:p text:style-name="P4"/>
      <text:h text:style-name="P2" text:outline-level="3">…<text:span text:style-name="T2">or push an existing repository from the command line</text:span></text:h>
      <text:p text:style-name="P1"><text:span text:style-name="T2"/></text:p>
      <text:p text:style-name="P4"><text:bookmark text:name="empty-setup-push-repo-echo"/>git remote add origin https://github.com/fenil55555/grafbase_portfolio.git</text:p>
      <text:p text:style-name="P4">git branch -M main</text:p>
      <text:p text:style-name="P4">git push -u origin main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09:47:44.576823212</meta:creation-date>
    <dc:date>2023-07-07T10:59:05.190709270</dc:date>
    <meta:editing-duration>PT20S</meta:editing-duration>
    <meta:editing-cycles>1</meta:editing-cycles>
    <meta:document-statistic meta:table-count="0" meta:image-count="0" meta:object-count="0" meta:page-count="1" meta:paragraph-count="14" meta:word-count="63" meta:character-count="502" meta:non-whitespace-character-count="453"/>
    <meta:generator>LibreOffice/6.4.7.2$Linux_X86_64 LibreOffice_project/40$Build-2</meta:generator>
  </office:meta>
</office:document-meta>
</file>